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StrokedTriangle" draw:textarea-horizontal-align="center" draw:textarea-vertical-align="bottom"/>
    </style:style>
    <style:style style:name="gr2" style:family="graphic" style:parent-style-name="standard">
      <style:graphic-properties draw:fill-color="#ffffff" draw:auto-grow-height="false" fo:padding-top="0.13cm" fo:padding-bottom="0.13cm" fo:wrap-option="wrap"/>
    </style:style>
    <style:style style:name="gr3" style:family="graphic" style:parent-style-name="standard">
      <style:graphic-properties draw:marker-start="FilledDiamond" draw:textarea-horizontal-align="center" draw:textarea-vertical-align="botto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>
        <style:tab-stops>
          <style:tab-stop style:position="2cm"/>
        </style:tab-stops>
      </style:paragraph-properties>
    </style:style>
    <style:style style:name="P5" style:family="paragraph">
      <style:paragraph-properties fo:text-align="start"/>
    </style:style>
    <style:style style:name="P6" style:family="paragraph">
      <style:paragraph-properties fo:text-align="start">
        <style:tab-stops>
          <style:tab-stop style:position="2.2cm"/>
        </style:tab-stops>
      </style:paragraph-properties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text-align="start">
        <style:tab-stops>
          <style:tab-stop style:position="2.8cm"/>
        </style:tab-stops>
      </style:paragraph-properties>
    </style:style>
    <style:style style:name="P9" style:family="paragraph">
      <style:paragraph-properties fo:text-align="start">
        <style:tab-stops>
          <style:tab-stop style:position="3.5cm"/>
        </style:tab-stops>
      </style:paragraph-properties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onnector draw:style-name="gr1" draw:text-style-name="P1" draw:layer="layout" svg:x1="6cm" svg:y1="2cm" svg:x2="3cm" svg:y2="3.5cm" draw:start-shape="id1" draw:start-glue-point="2" draw:end-shape="id2" draw:end-glue-point="0" svg:d="m6000 2000v750h-3000v750">
          <text:p/>
        </draw:connector>
        <draw:custom-shape draw:style-name="gr2" draw:text-style-name="P3" draw:id="id2" draw:layer="layout" svg:width="5cm" svg:height="3cm" svg:x="0.5cm" svg:y="3.5cm">
          <text:p text:style-name="P2"><text:span text:style-name="T1">Sentenc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6cm" svg:y1="2cm" svg:x2="9cm" svg:y2="3.5cm" draw:start-shape="id1" draw:start-glue-point="2" draw:end-shape="id3" svg:d="m6000 2000v750h3000v750">
          <text:p/>
        </draw:connector>
        <draw:custom-shape draw:style-name="gr2" draw:text-style-name="P3" draw:id="id1" draw:layer="layout" svg:width="5cm" svg:height="1.5cm" svg:x="3.5cm" svg:y="0.5cm">
          <text:p text:style-name="P2"><text:span text:style-name="T1">Annotation</text:span></text:p>
          <text:p text:style-name="P4"><text:span text:style-name="T2">int: </text:span><text:span text:style-name="T2"><text:tab/></text:span><text:span text:style-name="T2">begin</text:span></text:p>
          <text:p text:style-name="P4"><text:span text:style-name="T2">int: </text:span><text:span text:style-name="T2"><text:tab/></text:span><text:span text:style-name="T2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5cm" svg:height="3cm" svg:x="6.5cm" svg:y="3.5cm">
          <text:p text:style-name="P2"><text:span text:style-name="T1">Token</text:span></text:p>
          <text:p text:style-name="P4"><text:span text:style-name="T2">POS: </text:span><text:span text:style-name="T2"><text:tab/></text:span><text:span text:style-name="T2">pos</text:span></text:p>
          <text:p text:style-name="P4"><text:span text:style-name="T2">Lemma: </text:span><text:span text:style-name="T2"><text:tab/></text:span><text:span text:style-name="T2">lemma</text:span></text:p>
          <text:p text:style-name="P4"><text:span text:style-name="T2">Stem: </text:span><text:span text:style-name="T2"><text:tab/></text:span><text:span text:style-name="T2">stem</text:span></text:p>
          <text:p text:style-name="P4"><text:span text:style-name="T2">Annotation: </text:span><text:span text:style-name="T2"><text:tab/></text:span><text:span text:style-name="T2">parent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1.25cm" svg:x1="12.5cm" svg:y1="14cm" svg:x2="15cm" svg:y2="17.5cm" draw:start-shape="id4" draw:start-glue-point="2" draw:end-shape="id5" draw:end-glue-point="0" svg:d="m12500 14000v3000h2500v500">
          <text:p/>
        </draw:connector>
        <draw:custom-shape draw:style-name="gr2" draw:text-style-name="P3" draw:id="id5" draw:layer="layout" svg:width="4cm" svg:height="2.5cm" svg:x="13cm" svg:y="17.5cm">
          <text:p text:style-name="P2"><text:span text:style-name="T1">Sentenc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1.25cm" svg:x1="12.5cm" svg:y1="14cm" svg:x2="20cm" svg:y2="17.5cm" draw:start-shape="id4" draw:start-glue-point="2" draw:end-shape="id6" draw:end-glue-point="0" svg:d="m12500 14000v3000h7500v500">
          <text:p/>
        </draw:connector>
        <draw:custom-shape draw:style-name="gr2" draw:text-style-name="P3" draw:id="id4" draw:layer="layout" svg:width="5cm" svg:height="1.5cm" svg:x="10cm" svg:y="12.5cm">
          <text:p text:style-name="P2"><text:span text:style-name="T1">Annotation</text:span></text:p>
          <text:p text:style-name="P4"><text:span text:style-name="T2">int: </text:span><text:span text:style-name="T2"><text:tab/></text:span><text:span text:style-name="T2">begin</text:span></text:p>
          <text:p text:style-name="P4"><text:span text:style-name="T2">int: </text:span><text:span text:style-name="T2"><text:tab/></text:span><text:span text:style-name="T2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6" draw:layer="layout" svg:width="4cm" svg:height="2.5cm" svg:x="18cm" svg:y="17.5cm">
          <text:p text:style-name="P2"><text:span text:style-name="T1">Token</text:span></text:p>
          <text:p text:style-name="P4"><text:span text:style-name="T2">POS: </text:span><text:span text:style-name="T2"><text:tab/></text:span><text:span text:style-name="T2">pos</text:span></text:p>
          <text:p text:style-name="P4"><text:span text:style-name="T2">Lemma: </text:span><text:span text:style-name="T2"><text:tab/></text:span><text:span text:style-name="T2">lemma</text:span></text:p>
          <text:p text:style-name="P4"><text:span text:style-name="T2">Stem: </text:span><text:span text:style-name="T2"><text:tab/></text:span><text:span text:style-name="T2">stem</text:span></text:p>
          <text:p text:style-name="P4"><text:span text:style-name="T2">Annotation: </text:span><text:span text:style-name="T2"><text:tab/></text:span><text:span text:style-name="T2">par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7" draw:layer="layout" svg:width="4cm" svg:height="1cm" svg:x="23cm" svg:y="15.5cm">
          <text:p text:style-name="P2"><text:span text:style-name="T1">Paragrap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8" draw:layer="layout" svg:width="4cm" svg:height="1cm" svg:x="18cm" svg:y="15.5cm">
          <text:p text:style-name="P2"><text:span text:style-name="T1">Heading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2.5cm" svg:y1="14cm" svg:x2="25cm" svg:y2="15.5cm" draw:start-shape="id4" draw:start-glue-point="2" draw:end-shape="id7" draw:end-glue-point="0" svg:d="m12500 14000v750h12500v750">
          <text:p/>
        </draw:connector>
        <draw:connector draw:style-name="gr1" draw:text-style-name="P1" draw:layer="layout" svg:x1="12.5cm" svg:y1="14cm" svg:x2="20cm" svg:y2="15.5cm" draw:start-shape="id4" draw:start-glue-point="2" draw:end-shape="id8" draw:end-glue-point="0" svg:d="m12500 14000v750h7500v750">
          <text:p/>
        </draw:connector>
        <draw:custom-shape draw:style-name="gr2" draw:text-style-name="P3" draw:id="id9" draw:layer="layout" svg:width="4cm" svg:height="1cm" svg:x="13cm" svg:y="15.5cm">
          <text:p text:style-name="P2"><text:span text:style-name="T1">Document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2.5cm" svg:y1="14cm" svg:x2="15cm" svg:y2="15.5cm" draw:start-shape="id4" draw:start-glue-point="2" draw:end-shape="id9" draw:end-glue-point="0" svg:d="m12500 14000v750h2500v750">
          <text:p/>
        </draw:connector>
        <draw:custom-shape draw:style-name="gr2" draw:text-style-name="P3" draw:id="id10" draw:layer="layout" svg:width="4cm" svg:height="1cm" svg:x="8cm" svg:y="15.5cm">
          <text:p text:style-name="P2"><text:span text:style-name="T1">Compound</text:span></text:p>
          <text:p text:style-name="P4"><text:span text:style-name="T2">Split[]: </text:span><text:span text:style-name="T2"><text:tab/></text:span><text:span text:style-name="T2">splits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2.5cm" svg:y1="14cm" svg:x2="10cm" svg:y2="15.5cm" draw:start-shape="id4" draw:start-glue-point="2" draw:end-shape="id10" draw:end-glue-point="0" svg:d="m12500 14000v750h-2500v750">
          <text:p/>
        </draw:connector>
        <draw:custom-shape draw:style-name="gr2" draw:text-style-name="P3" draw:id="id11" draw:layer="layout" svg:width="4cm" svg:height="1cm" svg:x="3cm" svg:y="15.5cm">
          <draw:glue-point draw:id="4" svg:x="-5cm" svg:y="-5cm"/>
          <draw:glue-point draw:id="5" svg:x="-2.5cm" svg:y="-5cm"/>
          <text:p text:style-name="P2"><text:span text:style-name="T1">Split</text:span></text:p>
          <text:p text:style-name="P4"><text:span text:style-name="T2">Split[]: </text:span><text:span text:style-name="T2"><text:tab/></text:span><text:span text:style-name="T2">splits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svg:x1="12.5cm" svg:y1="14cm" svg:x2="5cm" svg:y2="15.5cm" draw:start-shape="id4" draw:start-glue-point="2" draw:end-shape="id11" draw:end-glue-point="0" svg:d="m12500 14000v750h-7500v750">
          <text:p/>
        </draw:connector>
        <draw:custom-shape draw:style-name="gr2" draw:text-style-name="P3" draw:id="id13" draw:layer="layout" svg:width="4cm" svg:height="1cm" svg:x="0.5cm" svg:y="17.5cm">
          <text:p text:style-name="P2"><text:span text:style-name="T1">CompountPart</text:span></text:p>
          <text:p text:style-name="P4"><text:span text:style-name="T2"/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2" draw:layer="layout" svg:width="4cm" svg:height="1cm" svg:x="5.5cm" svg:y="17.5cm">
          <text:p text:style-name="P2"><text:span text:style-name="T1">LinkingMorpheme</text:span></text:p>
          <text:p text:style-name="P4"><text:span text:style-name="T2"/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5cm" svg:y1="16.5cm" svg:x2="7.5cm" svg:y2="17.5cm" draw:start-shape="id11" draw:start-glue-point="2" draw:end-shape="id12" draw:end-glue-point="0" svg:d="m5000 16500v500h2500v500">
          <text:p/>
        </draw:connector>
        <draw:connector draw:style-name="gr1" draw:text-style-name="P1" draw:layer="layout" svg:x1="5cm" svg:y1="16.5cm" svg:x2="2.5cm" svg:y2="17.5cm" draw:start-shape="id11" draw:start-glue-point="2" draw:end-shape="id13" draw:end-glue-point="0" svg:d="m5000 16500v500h-2500v500">
          <text:p/>
        </draw:connector>
        <draw:connector draw:style-name="gr3" draw:text-style-name="P1" draw:layer="layout" svg:x1="8cm" svg:y1="16cm" svg:x2="7cm" svg:y2="16cm" draw:start-shape="id10" draw:start-glue-point="3" draw:end-shape="id11" draw:end-glue-point="1" svg:d="m8000 16000h-1000">
          <text:p/>
        </draw:connector>
        <draw:connector draw:style-name="gr3" draw:text-style-name="P1" draw:layer="layout" draw:line-skew="-0.499cm" svg:x1="4cm" svg:y1="15.5cm" svg:x2="3cm" svg:y2="16cm" draw:start-shape="id11" draw:start-glue-point="5" draw:end-shape="id11" draw:end-glue-point="3" svg:d="m4000 15500v-1000h-1501v1500h501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2" draw:text-style-name="P3" draw:id="id14" draw:layer="layout" svg:width="5cm" svg:height="1.5cm" svg:x="0.5cm" svg:y="0.5cm">
          <text:p text:style-name="P2"><text:span text:style-name="T1">Annotation</text:span></text:p>
          <text:p text:style-name="P5"><text:span text:style-name="T2">int: begin</text:span></text:p>
          <text:p text:style-name="P5"><text:span text:style-name="T2">int: e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5" draw:layer="layout" svg:width="5cm" svg:height="3cm" svg:x="0.5cm" svg:y="3.5cm">
          <text:p text:style-name="P2"><text:span text:style-name="T1">Token</text:span></text:p>
          <text:p text:style-name="P5"><text:span text:style-name="T2">POS: pos</text:span></text:p>
          <text:p text:style-name="P5"><text:span text:style-name="T2">Lemma: lemma</text:span></text:p>
          <text:p text:style-name="P5"><text:span text:style-name="T2">Stem: stem</text:span></text:p>
          <text:p text:style-name="P5"><text:span text:style-name="T2">Annotation: parent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3cm" svg:y1="2cm" svg:x2="3cm" svg:y2="3.5cm" draw:start-shape="id14" draw:start-glue-point="2" draw:end-shape="id15" draw:end-glue-point="0" svg:d="m3000 2000v1500">
          <text:p/>
        </draw:connector>
        <draw:custom-shape draw:style-name="gr2" draw:text-style-name="P3" draw:id="id16" draw:layer="layout" svg:width="5cm" svg:height="1cm" svg:x="7.5cm" svg:y="2.5cm">
          <text:p text:style-name="P2"><text:span text:style-name="T1">POS</text:span></text:p>
          <text:p text:style-name="P5"><text:span text:style-name="T2">String: pos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7" draw:layer="layout" svg:width="5cm" svg:height="1cm" svg:x="7.5cm" svg:y="4.5cm">
          <text:p text:style-name="P2"><text:span text:style-name="T1">Lemma</text:span></text:p>
          <text:p text:style-name="P5"><text:span text:style-name="T2">String: 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8" draw:layer="layout" svg:width="5cm" svg:height="1cm" svg:x="7.5cm" svg:y="6.445cm">
          <text:p text:style-name="P2"><text:span text:style-name="T1">Stem</text:span></text:p>
          <text:p text:style-name="P5"><text:span text:style-name="T2">String: valu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5.5cm" svg:y1="1.25cm" svg:x2="12.5cm" svg:y2="3cm" draw:start-shape="id14" draw:start-glue-point="1" draw:end-shape="id16" draw:end-glue-point="1" svg:d="m5500 1250h7501v1750h-501">
          <text:p/>
        </draw:connector>
        <draw:connector draw:style-name="gr1" draw:text-style-name="P1" draw:layer="layout" svg:x1="5.5cm" svg:y1="1.25cm" svg:x2="12.5cm" svg:y2="5cm" draw:start-shape="id14" draw:start-glue-point="1" draw:end-shape="id17" draw:end-glue-point="1" svg:d="m5500 1250h7501v3750h-501">
          <text:p/>
        </draw:connector>
        <draw:connector draw:style-name="gr1" draw:text-style-name="P1" draw:layer="layout" svg:x1="5.5cm" svg:y1="1.25cm" svg:x2="12.5cm" svg:y2="6.945cm" draw:start-shape="id14" draw:start-glue-point="1" draw:end-shape="id18" draw:end-glue-point="1" svg:d="m5500 1250h7501v5695h-501">
          <text:p/>
        </draw:connector>
        <draw:connector draw:style-name="gr3" draw:text-style-name="P1" draw:layer="layout" svg:x1="5.5cm" svg:y1="5cm" svg:x2="7.5cm" svg:y2="3cm" draw:start-shape="id15" draw:start-glue-point="1" draw:end-shape="id16" draw:end-glue-point="3" svg:d="m5500 5000h1000v-2000h1000">
          <text:p/>
        </draw:connector>
        <draw:connector draw:style-name="gr3" draw:text-style-name="P1" draw:layer="layout" svg:x1="5.5cm" svg:y1="5cm" svg:x2="7.5cm" svg:y2="5cm" draw:start-shape="id15" draw:start-glue-point="1" draw:end-shape="id17" draw:end-glue-point="3" svg:d="m5500 5000h2000">
          <text:p/>
        </draw:connector>
        <draw:connector draw:style-name="gr3" draw:text-style-name="P1" draw:layer="layout" svg:x1="5.5cm" svg:y1="5cm" svg:x2="7.5cm" svg:y2="6.945cm" draw:start-shape="id15" draw:start-glue-point="1" draw:end-shape="id18" draw:end-glue-point="3" svg:d="m5500 5000h1000v1945h1000">
          <text:p/>
        </draw:connector>
        <draw:custom-shape draw:style-name="gr2" draw:text-style-name="P3" draw:id="id19" draw:layer="layout" svg:width="5cm" svg:height="1.5cm" svg:x="0.501cm" svg:y="0.501cm">
          <text:p text:style-name="P2"><text:span text:style-name="T1">Annotation</text:span></text:p>
          <text:p text:style-name="P4"><text:span text:style-name="T2">int: </text:span><text:span text:style-name="T2"><text:tab/></text:span><text:span text:style-name="T2">begin</text:span></text:p>
          <text:p text:style-name="P4"><text:span text:style-name="T2">int: </text:span><text:span text:style-name="T2"><text:tab/></text:span><text:span text:style-name="T2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0" draw:layer="layout" svg:width="5cm" svg:height="3cm" svg:x="0.501cm" svg:y="3.501cm">
          <text:p text:style-name="P2"><text:span text:style-name="T1">Token</text:span></text:p>
          <text:p text:style-name="P4"><text:span text:style-name="T2">POS: </text:span><text:span text:style-name="T2"><text:tab/></text:span><text:span text:style-name="T2">pos</text:span></text:p>
          <text:p text:style-name="P4"><text:span text:style-name="T2">Lemma: </text:span><text:span text:style-name="T2"><text:tab/></text:span><text:span text:style-name="T2">lemma</text:span></text:p>
          <text:p text:style-name="P4"><text:span text:style-name="T2">Stem: </text:span><text:span text:style-name="T2"><text:tab/></text:span><text:span text:style-name="T2">stem</text:span></text:p>
          <text:p text:style-name="P4"><text:span text:style-name="T2">Annotation: </text:span><text:span text:style-name="T2"><text:tab/></text:span><text:span text:style-name="T2">parent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3.001cm" svg:y1="2.001cm" svg:x2="3.001cm" svg:y2="3.501cm" draw:start-shape="id19" draw:start-glue-point="2" draw:end-shape="id20" draw:end-glue-point="0" svg:d="m3001 2001v1500">
          <text:p/>
        </draw:connector>
        <draw:custom-shape draw:style-name="gr2" draw:text-style-name="P3" draw:id="id21" draw:layer="layout" svg:width="5cm" svg:height="1cm" svg:x="7.501cm" svg:y="2.501cm">
          <text:p text:style-name="P2"><text:span text:style-name="T1">POS</text:span></text:p>
          <text:p text:style-name="P4"><text:span text:style-name="T2">String: </text:span><text:span text:style-name="T2"><text:tab/></text:span><text:span text:style-name="T2">pos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2" draw:layer="layout" svg:width="5cm" svg:height="1cm" svg:x="7.501cm" svg:y="4.501cm">
          <text:p text:style-name="P2"><text:span text:style-name="T1">Lemma</text:span></text:p>
          <text:p text:style-name="P4"><text:span text:style-name="T2">String: </text:span><text:span text:style-name="T2"><text:tab/></text:span><text:span text:style-name="T2">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3" draw:layer="layout" svg:width="5cm" svg:height="1cm" svg:x="7.501cm" svg:y="6.446cm">
          <text:p text:style-name="P2"><text:span text:style-name="T1">Stem</text:span></text:p>
          <text:p text:style-name="P4"><text:span text:style-name="T2">String: </text:span><text:span text:style-name="T2"><text:tab/></text:span><text:span text:style-name="T2">valu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5.501cm" svg:y1="1.251cm" svg:x2="12.501cm" svg:y2="3.001cm" draw:start-shape="id19" draw:start-glue-point="1" draw:end-shape="id21" draw:end-glue-point="1" svg:d="m5501 1251h7501v1750h-501">
          <text:p/>
        </draw:connector>
        <draw:connector draw:style-name="gr1" draw:text-style-name="P1" draw:layer="layout" svg:x1="5.501cm" svg:y1="1.251cm" svg:x2="12.501cm" svg:y2="5.001cm" draw:start-shape="id19" draw:start-glue-point="1" draw:end-shape="id22" draw:end-glue-point="1" svg:d="m5501 1251h7501v3750h-501">
          <text:p/>
        </draw:connector>
        <draw:connector draw:style-name="gr1" draw:text-style-name="P1" draw:layer="layout" svg:x1="5.501cm" svg:y1="1.251cm" svg:x2="12.501cm" svg:y2="6.946cm" draw:start-shape="id19" draw:start-glue-point="1" draw:end-shape="id23" draw:end-glue-point="1" svg:d="m5501 1251h7501v5695h-501">
          <text:p/>
        </draw:connector>
        <draw:connector draw:style-name="gr3" draw:text-style-name="P1" draw:layer="layout" svg:x1="5.501cm" svg:y1="5.001cm" svg:x2="7.501cm" svg:y2="3.001cm" draw:start-shape="id20" draw:start-glue-point="1" draw:end-shape="id21" draw:end-glue-point="3" svg:d="m5501 5001h1000v-2000h1000">
          <text:p/>
        </draw:connector>
        <draw:connector draw:style-name="gr3" draw:text-style-name="P1" draw:layer="layout" svg:x1="5.501cm" svg:y1="5.001cm" svg:x2="7.501cm" svg:y2="5.001cm" draw:start-shape="id20" draw:start-glue-point="1" draw:end-shape="id22" draw:end-glue-point="3" svg:d="m5501 5001h2000">
          <text:p/>
        </draw:connector>
        <draw:connector draw:style-name="gr3" draw:text-style-name="P1" draw:layer="layout" svg:x1="5.501cm" svg:y1="5.001cm" svg:x2="7.501cm" svg:y2="6.946cm" draw:start-shape="id20" draw:start-glue-point="1" draw:end-shape="id23" draw:end-glue-point="3" svg:d="m5501 5001h1000v1945h1000">
          <text:p/>
        </draw:connector>
        <draw:custom-shape draw:style-name="gr2" draw:text-style-name="P3" draw:id="id24" draw:layer="layout" svg:width="5cm" svg:height="1.5cm" svg:x="12.5cm" svg:y="10.5cm">
          <text:p text:style-name="P2"><text:span text:style-name="T1">Annotation</text:span></text:p>
          <text:p text:style-name="P4"><text:span text:style-name="T2">int: </text:span><text:span text:style-name="T2"><text:tab/></text:span><text:span text:style-name="T2">begin</text:span></text:p>
          <text:p text:style-name="P4"><text:span text:style-name="T2">int: </text:span><text:span text:style-name="T2"><text:tab/></text:span><text:span text:style-name="T2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5" draw:layer="layout" svg:width="5.5cm" svg:height="2.5cm" svg:x="1.5cm" svg:y="13.5cm">
          <text:p text:style-name="P2"><text:span text:style-name="T1">Constituent</text:span></text:p>
          <text:p text:style-name="P6"><text:span text:style-name="T2">Annotation: </text:span><text:span text:style-name="T2"><text:tab/></text:span><text:span text:style-name="T2">parent</text:span></text:p>
          <text:p text:style-name="P6"><text:span text:style-name="T2">Annotation[]: </text:span><text:span text:style-name="T2"><text:tab/></text:span><text:span text:style-name="T2">children</text:span></text:p>
          <text:p text:style-name="P6"><text:span text:style-name="T2">String: </text:span><text:span text:style-name="T2"><text:tab/></text:span><text:span text:style-name="T2">consitutuentType</text:span></text:p>
          <text:p text:style-name="P6"><text:span text:style-name="T2">String: </text:span><text:span text:style-name="T2"><text:tab/></text:span><text:span text:style-name="T2">syntacticFun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6" draw:layer="layout" svg:width="5cm" svg:height="2.5cm" svg:x="9cm" svg:y="13.5cm">
          <text:p text:style-name="P2"><text:span text:style-name="T1">Token</text:span></text:p>
          <text:p text:style-name="P4"><text:span text:style-name="T2">POS: </text:span><text:span text:style-name="T2"><text:tab/></text:span><text:span text:style-name="T2">pos</text:span></text:p>
          <text:p text:style-name="P4"><text:span text:style-name="T2">Lemma: </text:span><text:span text:style-name="T2"><text:tab/></text:span><text:span text:style-name="T2">lemma</text:span></text:p>
          <text:p text:style-name="P4"><text:span text:style-name="T2">Stem: </text:span><text:span text:style-name="T2"><text:tab/></text:span><text:span text:style-name="T2">stem</text:span></text:p>
          <text:p text:style-name="P4"><text:span text:style-name="T2">Annotation: </text:span><text:span text:style-name="T2"><text:tab/></text:span><text:span text:style-name="T2">paren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007cm" svg:y1="14.067cm" svg:x2="8.999cm" svg:y2="14.068cm" svg:d="m7007 14067h996v1h996">
          <text:p/>
        </draw:connector>
        <draw:connector draw:style-name="gr3" draw:text-style-name="P1" draw:layer="layout" svg:x1="8.991cm" svg:y1="15.396cm" svg:x2="7.008cm" svg:y2="15.404cm" svg:d="m8991 15396h-991v8h-992">
          <text:p/>
        </draw:connector>
        <draw:connector draw:style-name="gr1" draw:text-style-name="P1" draw:layer="layout" svg:x1="15cm" svg:y1="12cm" svg:x2="4.25cm" svg:y2="13.5cm" draw:start-shape="id24" draw:start-glue-point="2" draw:end-shape="id25" draw:end-glue-point="0" svg:d="m15000 12000v750h-10750v750">
          <text:p/>
        </draw:connector>
        <draw:connector draw:style-name="gr1" draw:text-style-name="P1" draw:layer="layout" svg:x1="15cm" svg:y1="12cm" svg:x2="11.5cm" svg:y2="13.5cm" draw:start-shape="id24" draw:start-glue-point="2" draw:end-shape="id26" draw:end-glue-point="0" svg:d="m15000 12000v750h-3500v750">
          <text:p/>
        </draw:connector>
        <draw:connector draw:style-name="gr3" draw:text-style-name="P1" draw:layer="layout" draw:line-skew="-0.499cm" svg:x1="1.5cm" svg:y1="14.75cm" svg:x2="4.25cm" svg:y2="16cm" draw:start-shape="id25" draw:start-glue-point="3" draw:end-shape="id25" draw:end-glue-point="2" svg:d="m1500 14750h-1000v1751h3750v-501">
          <text:p/>
        </draw:connector>
        <draw:frame draw:style-name="gr5" draw:text-style-name="P7" draw:layer="layout" svg:width="3.033cm" svg:height="0.654cm" svg:x="0.5cm" svg:y="16.5cm">
          <draw:text-box>
            <text:p><text:span text:style-name="T2">parent / children</text:span></text:p>
          </draw:text-box>
        </draw:frame>
        <draw:frame draw:style-name="gr5" draw:text-style-name="P7" draw:layer="layout" svg:width="1.738cm" svg:height="0.654cm" svg:x="7cm" svg:y="15.346cm">
          <draw:text-box>
            <text:p><text:span text:style-name="T2">children</text:span></text:p>
          </draw:text-box>
        </draw:frame>
        <draw:frame draw:style-name="gr5" draw:text-style-name="P7" draw:layer="layout" svg:width="1.502cm" svg:height="0.654cm" svg:x="7.498cm" svg:y="13.5cm">
          <draw:text-box>
            <text:p><text:span text:style-name="T2">parent</text:span></text:p>
          </draw:text-box>
        </draw:frame>
        <draw:custom-shape draw:style-name="gr2" draw:text-style-name="P3" draw:id="id27" draw:layer="layout" svg:width="5.5cm" svg:height="2.5cm" svg:x="16cm" svg:y="13.5cm">
          <text:p text:style-name="P2"><text:span text:style-name="T1">Dependency</text:span></text:p>
          <text:p text:style-name="P4"><text:span text:style-name="T2">Token: </text:span><text:span text:style-name="T2"><text:tab/></text:span><text:span text:style-name="T2">governor</text:span></text:p>
          <text:p text:style-name="P4"><text:span text:style-name="T2">Token: </text:span><text:span text:style-name="T2"><text:tab/></text:span><text:span text:style-name="T2">dependent</text:span></text:p>
          <text:p text:style-name="P4"><text:span text:style-name="T2">String: </text:span><text:span text:style-name="T2"><text:tab/></text:span><text:span text:style-name="T2">dependencyType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007cm" svg:y1="14.067cm" svg:x2="15.999cm" svg:y2="14.068cm" svg:d="m14007 14067h996v1h996">
          <text:p/>
        </draw:connector>
        <draw:frame draw:style-name="gr5" draw:text-style-name="P7" draw:layer="layout" svg:width="2.17cm" svg:height="0.654cm" svg:x="14cm" svg:y="15.346cm">
          <draw:text-box>
            <text:p><text:span text:style-name="T2">dependent</text:span></text:p>
          </draw:text-box>
        </draw:frame>
        <draw:frame draw:style-name="gr5" draw:text-style-name="P7" draw:layer="layout" svg:width="1.895cm" svg:height="0.654cm" svg:x="14.298cm" svg:y="13.5cm">
          <draw:text-box>
            <text:p><text:span text:style-name="T2">governor</text:span></text:p>
          </draw:text-box>
        </draw:frame>
        <draw:connector draw:style-name="gr3" draw:text-style-name="P1" draw:layer="layout" svg:x1="14.008cm" svg:y1="15.346cm" svg:x2="16cm" svg:y2="15.347cm" svg:d="m14008 15346h996v1h996">
          <text:p/>
        </draw:connector>
        <draw:connector draw:style-name="gr1" draw:text-style-name="P1" draw:layer="layout" svg:x1="15cm" svg:y1="12cm" svg:x2="18.75cm" svg:y2="13.5cm" draw:start-shape="id24" draw:start-glue-point="2" draw:end-shape="id27" draw:end-glue-point="0" svg:d="m15000 12000v750h3750v750">
          <text:p/>
        </draw:connector>
        <draw:custom-shape draw:style-name="gr2" draw:text-style-name="P3" draw:id="id28" draw:layer="layout" svg:width="4.5cm" svg:height="2.5cm" svg:x="22.5cm" svg:y="13.5cm">
          <text:p text:style-name="P2"><text:span text:style-name="T1">Chunk</text:span></text:p>
          <text:p text:style-name="P4"><text:span text:style-name="T2">String: </text:span><text:span text:style-name="T2"><text:tab/></text:span><text:span text:style-name="T2">chunkValue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5cm" svg:y1="12cm" svg:x2="24.75cm" svg:y2="13.5cm" draw:start-shape="id24" draw:start-glue-point="2" draw:end-shape="id28" draw:end-glue-point="0" svg:d="m15000 12000v750h9750v750">
          <text:p/>
        </draw:connecto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2" draw:text-style-name="P3" draw:id="id31" draw:layer="layout" svg:width="5.499cm" svg:height="3cm" svg:x="3.5cm" svg:y="5.001cm">
          <text:p text:style-name="P2"><text:span text:style-name="T1">DocumentMetaData</text:span></text:p>
          <text:p text:style-name="P4"><text:span text:style-name="T2">String: </text:span><text:span text:style-name="T2"><text:tab/></text:span><text:span text:style-name="T2">documentTitle</text:span></text:p>
          <text:p text:style-name="P4"><text:span text:style-name="T2">String: </text:span><text:span text:style-name="T2"><text:tab/></text:span><text:span text:style-name="T2">documentId</text:span></text:p>
          <text:p text:style-name="P4"><text:span text:style-name="T2">String: </text:span><text:span text:style-name="T2"><text:tab/></text:span><text:span text:style-name="T2">collectionId</text:span></text:p>
          <text:p text:style-name="P4"><text:span text:style-name="T2">String: </text:span><text:span text:style-name="T2"><text:tab/></text:span><text:span text:style-name="T2">documentUri</text:span></text:p>
          <text:p text:style-name="P4"><text:span text:style-name="T2">String:</text:span><text:span text:style-name="T2"><text:tab/></text:span><text:span text:style-name="T2">documentBaseUri</text:span></text:p>
          <text:p text:style-name="P4"><text:span text:style-name="T2">boolean:</text:span><text:span text:style-name="T2"><text:tab/></text:span><text:span text:style-name="T2">lastSeg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0" draw:layer="layout" svg:width="5.499cm" svg:height="1cm" svg:x="3.5cm" svg:y="3cm">
          <text:p text:style-name="P2"><text:span text:style-name="T1">DocumentAnnotation</text:span></text:p>
          <text:p text:style-name="P4"><text:span text:style-name="T2">String: </text:span><text:span text:style-name="T2"><text:tab/></text:span><text:span text:style-name="T2">languag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9" draw:layer="layout" svg:width="5.5cm" svg:height="1.5cm" svg:x="3.5cm" svg:y="0.5cm">
          <text:p text:style-name="P2"><text:span text:style-name="T1">Annotation</text:span></text:p>
          <text:p text:style-name="P4"><text:span text:style-name="T2">int: </text:span><text:span text:style-name="T2"><text:tab/></text:span><text:span text:style-name="T2">begin</text:span></text:p>
          <text:p text:style-name="P4"><text:span text:style-name="T2">int: </text:span><text:span text:style-name="T2"><text:tab/></text:span><text:span text:style-name="T2">en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6.25cm" svg:y1="2cm" svg:x2="6.249cm" svg:y2="3cm" draw:start-shape="id29" draw:start-glue-point="2" draw:end-shape="id30" draw:end-glue-point="0" svg:d="m6250 2000v500h-1v500">
          <text:p/>
        </draw:connector>
        <draw:connector draw:style-name="gr1" draw:text-style-name="P1" draw:layer="layout" svg:x1="6.249cm" svg:y1="4cm" svg:x2="6.249cm" svg:y2="5.001cm" draw:start-shape="id30" draw:start-glue-point="2" draw:end-shape="id31" draw:end-glue-point="0" svg:d="m6249 4000v1001">
          <text:p/>
        </draw:connector>
        <draw:custom-shape draw:style-name="gr2" draw:text-style-name="P3" draw:id="id33" draw:layer="layout" svg:width="4.5cm" svg:height="1cm" svg:x="13.5cm" svg:y="3cm">
          <text:p text:style-name="P2"><text:span text:style-name="T1">CoreferenceChain</text:span></text:p>
          <text:p text:style-name="P8"><text:span text:style-name="T2">CoreferenceLink:</text:span><text:span text:style-name="T2"><text:tab/></text:span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4" draw:layer="layout" svg:width="6.5cm" svg:height="2cm" svg:x="20cm" svg:y="3cm">
          <text:p text:style-name="P2"><text:span text:style-name="T1">CoreferenceLink</text:span></text:p>
          <text:p text:style-name="P8"><text:span text:style-name="T2">CoreferenceLink:</text:span><text:span text:style-name="T2"><text:tab/></text:span><text:span text:style-name="T2">next</text:span></text:p>
          <text:p text:style-name="P8"><text:span text:style-name="T2">String:</text:span><text:span text:style-name="T2"><text:tab/></text:span><text:span text:style-name="T2">referenceType</text:span></text:p>
          <text:p text:style-name="P8"><text:span text:style-name="T2">String:</text:span><text:span text:style-name="T2"><text:tab/></text:span><text:span text:style-name="T2">referenceRel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2" draw:layer="layout" svg:width="6cm" svg:height="1.5cm" svg:x="16cm" svg:y="0.5cm">
          <text:p text:style-name="P2"><text:span text:style-name="T1">Annotation</text:span></text:p>
          <text:p text:style-name="P4"><text:span text:style-name="T2">int: </text:span><text:span text:style-name="T2"><text:tab/></text:span><text:span text:style-name="T2">begin</text:span></text:p>
          <text:p text:style-name="P4"><text:span text:style-name="T2">int: </text:span><text:span text:style-name="T2"><text:tab/></text:span><text:span text:style-name="T2">en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9cm" svg:y1="2cm" svg:x2="15.75cm" svg:y2="3cm" draw:start-shape="id32" draw:start-glue-point="2" draw:end-shape="id33" draw:end-glue-point="0" svg:d="m19000 2000v500h-3250v500">
          <text:p/>
        </draw:connector>
        <draw:connector draw:style-name="gr1" draw:text-style-name="P1" draw:layer="layout" draw:line-skew="0cm 6.501cm 2.501cm" svg:x1="19cm" svg:y1="2cm" svg:x2="23.25cm" svg:y2="3cm" draw:start-shape="id32" draw:start-glue-point="2" draw:end-shape="id34" draw:end-glue-point="0" svg:d="m19000 2000v501h3000v-1h1250v500">
          <text:p/>
        </draw:connector>
        <draw:connector draw:style-name="gr3" draw:text-style-name="P1" draw:layer="layout" svg:x1="18cm" svg:y1="3.5cm" svg:x2="20cm" svg:y2="4cm" draw:start-shape="id33" draw:start-glue-point="1" draw:end-shape="id34" draw:end-glue-point="3" svg:d="m18000 3500h1000v500h1000">
          <text:p/>
        </draw:connector>
        <draw:connector draw:style-name="gr3" draw:text-style-name="P1" draw:layer="layout" draw:line-skew="0.499cm" svg:x1="26.5cm" svg:y1="4cm" svg:x2="23.25cm" svg:y2="5cm" draw:start-shape="id34" draw:start-glue-point="1" draw:end-shape="id34" draw:end-glue-point="2" svg:d="m26500 4000h1000v1501h-4250v-501">
          <text:p/>
        </draw:connecto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2" draw:text-style-name="P3" draw:id="id36" draw:layer="layout" svg:width="5.499cm" svg:height="1cm" svg:x="3.5cm" svg:y="3cm">
          <text:p text:style-name="P2"><text:span text:style-name="T1">SemanticField</text:span></text:p>
          <text:p text:style-name="P4"><text:span text:style-name="T2">String: </text:span><text:span text:style-name="T2"><text:tab/></text:span><text:span text:style-name="T2">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5" draw:layer="layout" svg:width="5cm" svg:height="1.5cm" svg:x="7cm" svg:y="0.5cm">
          <text:p text:style-name="P2"><text:span text:style-name="T1">Annotation</text:span></text:p>
          <text:p text:style-name="P4"><text:span text:style-name="T2">int: </text:span><text:span text:style-name="T2"><text:tab/></text:span><text:span text:style-name="T2">begin</text:span></text:p>
          <text:p text:style-name="P4"><text:span text:style-name="T2">int: </text:span><text:span text:style-name="T2"><text:tab/></text:span><text:span text:style-name="T2">en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0cm -4.001cm 2.501cm" svg:x1="9.5cm" svg:y1="2cm" svg:x2="6.249cm" svg:y2="3cm" draw:start-shape="id35" draw:start-glue-point="2" draw:end-shape="id36" draw:end-glue-point="0" svg:d="m9500 2000v501h-1000v-1h-2251v500">
          <text:p/>
        </draw:connector>
        <draw:custom-shape draw:style-name="gr2" draw:text-style-name="P3" draw:id="id37" draw:layer="layout" svg:width="6cm" svg:height="1.5cm" svg:x="10cm" svg:y="3cm">
          <text:p text:style-name="P2"><text:span text:style-name="T1">SemanticPredicate</text:span></text:p>
          <text:p text:style-name="P9"><text:span text:style-name="T2">String: </text:span><text:span text:style-name="T2"><text:tab/></text:span><text:span text:style-name="T2">category</text:span></text:p>
          <text:p text:style-name="P9"><text:span text:style-name="T2">SemanticArgument[]: </text:span><text:span text:style-name="T2"><text:tab/></text:span><text:span text:style-name="T2">argum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8" draw:layer="layout" svg:width="5.499cm" svg:height="1cm" svg:x="10.001cm" svg:y="5.5cm">
          <text:p text:style-name="P2"><text:span text:style-name="T1">SemanticArgument</text:span></text:p>
          <text:p text:style-name="P4"><text:span text:style-name="T2">String: </text:span><text:span text:style-name="T2"><text:tab/></text:span><text:span text:style-name="T2">rol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9.5cm" svg:y1="2cm" svg:x2="13cm" svg:y2="3cm" draw:start-shape="id35" draw:start-glue-point="2" draw:end-shape="id37" draw:end-glue-point="0" svg:d="m9500 2000v500h3500v500">
          <text:p/>
        </draw:connector>
        <draw:connector draw:style-name="gr1" draw:text-style-name="P1" draw:layer="layout" draw:line-skew="1.25cm" svg:x1="9.5cm" svg:y1="2cm" svg:x2="12.75cm" svg:y2="5.5cm" draw:start-shape="id35" draw:start-glue-point="2" draw:end-shape="id38" draw:end-glue-point="0" svg:d="m9500 2000v3000h3250v500">
          <text:p/>
        </draw:connector>
        <draw:connector draw:style-name="gr3" draw:text-style-name="P1" draw:layer="layout" draw:line-skew="0.499cm" svg:x1="16cm" svg:y1="3.75cm" svg:x2="15.5cm" svg:y2="6cm" draw:start-shape="id37" draw:start-glue-point="1" draw:end-shape="id38" draw:end-glue-point="1" svg:d="m16000 3750h1000v2250h-1500">
          <text:p/>
        </draw:connector>
        <draw:custom-shape draw:style-name="gr2" draw:text-style-name="P3" draw:id="id39" draw:layer="layout" svg:width="5.499cm" svg:height="1cm" svg:x="3.5cm" svg:y="5.5cm">
          <text:p text:style-name="P2"><text:span text:style-name="T1">NamedEntity</text:span></text:p>
          <text:p text:style-name="P4"><text:span text:style-name="T2">String: </text:span><text:span text:style-name="T2"><text:tab/></text:span><text:span text:style-name="T2">valu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1.25cm" svg:x1="9.5cm" svg:y1="2cm" svg:x2="6.249cm" svg:y2="5.5cm" draw:start-shape="id35" draw:start-glue-point="2" draw:end-shape="id39" draw:end-glue-point="0" svg:d="m9500 2000v3000h-3251v500">
          <text:p/>
        </draw:connecto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FilledDiamond" svg:viewBox="0 0 10 20" svg:d="m5 0 5 10-5 10-5-10z"/>
    <draw:marker draw:name="StrokedTriangle" svg:viewBox="0 0 100 100" svg:d="m0 100 50-100 50 96h-4l-46-92-46 92h96v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3-12-24T14:37:27</meta:creation-date>
    <dc:date>2013-12-24T18:01:30</dc:date>
    <meta:editing-duration>PT03H23M13S</meta:editing-duration>
    <meta:editing-cycles>12</meta:editing-cycles>
    <meta:generator>NeoOffice/3.4$Unix OpenOffice.org_project/Patch 0</meta:generator>
    <meta:document-statistic meta:object-count="120"/>
  </office:meta>
</office:document-meta>
</file>